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0677C127A07C0BEBA6B.png" manifest:media-type="image/png"/>
  <manifest:file-entry manifest:full-path="Pictures/1000020100000363000000C389B92D8FE5125EE8.png" manifest:media-type="image/png"/>
  <manifest:file-entry manifest:full-path="Pictures/1000020100000513000002C951AA273756508F29.png" manifest:media-type="image/png"/>
  <manifest:file-entry manifest:full-path="Pictures/10000201000002FD000000921F884D3194107228.png" manifest:media-type="image/png"/>
  <manifest:file-entry manifest:full-path="Pictures/10000201000002FB000000871D9BC01BEB731A8E.png" manifest:media-type="image/png"/>
  <manifest:file-entry manifest:full-path="Pictures/1000020100000291000000826F6C5ECECCFF3565.png" manifest:media-type="image/png"/>
  <manifest:file-entry manifest:full-path="Pictures/10000201000001790000006950781588E31E23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b78" officeooo:paragraph-rsid="0014fb78"/>
    </style:style>
    <style:style style:name="P2" style:family="paragraph" style:parent-style-name="Header">
      <style:text-properties officeooo:rsid="0013aadd" officeooo:paragraph-rsid="0013aadd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3.333cm, 2.0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25cm, 0.549cm, 14.921cm, 18.0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ef413d" draw:marker-start-width="0.503cm" draw:marker-end-width="0.503cm" draw:fill="none" draw:textarea-horizontal-align="justify" draw:textarea-vertical-align="middle" draw:auto-grow-height="false" fo:min-height="0.503cm" fo:min-width="5.1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ef413d" draw:marker-start-width="0.503cm" draw:marker-end-width="0.503cm" draw:fill="none" draw:textarea-horizontal-align="justify" draw:textarea-vertical-align="middle" draw:auto-grow-height="false" fo:min-height="0.377cm" fo:min-width="6.2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ef413d"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ef413d" draw:marker-start-width="0.503cm" draw:marker-end-width="0.503cm" draw:fill="none" draw:textarea-horizontal-align="justify" draw:textarea-vertical-align="middle" draw:auto-grow-height="false" fo:min-height="0.392cm" fo:min-width="6.4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svg:stroke-color="#ef413d" draw:marker-start-width="0.503cm" draw:marker-end-width="0.503cm" draw:fill="none" draw:textarea-horizontal-align="justify" draw:textarea-vertical-align="middle" draw:auto-grow-height="false" fo:min-height="0.736cm" fo:min-width="11.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imero ejecutamos el programa para comprobar el funcionamiento.</text:p>
      <text:p text:style-name="Standard"/>
      <text:p text:style-name="Standard"/>
      <text:p text:style-name="Standard"/>
      <text:p text:style-name="Standard"><draw:frame draw:style-name="fr1" draw:name="Imagen1" text:anchor-type="paragraph" svg:x="0.06cm" svg:y="0.051cm" svg:width="16.598cm" svg:height="13.238cm" draw:z-index="0"><draw:image xlink:href="Pictures/1000020100000513000002C951AA273756508F2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2" text:anchor-type="paragraph" svg:x="-0.099cm" svg:y="0.275cm" svg:width="17.602cm" svg:height="2.806cm" draw:z-index="1"><draw:image xlink:href="Pictures/1000020100000513000002C951AA273756508F2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n3" text:anchor-type="paragraph" svg:x="-0.125cm" svg:y="0.443cm" svg:width="18.256cm" svg:height="4.105cm" draw:z-index="2"><draw:image xlink:href="Pictures/1000020100000363000000C389B92D8FE5125EE8.png" xlink:type="simple" xlink:show="embed" xlink:actuate="onLoad" loext:mime-type="image/x-vclgraphic"/></draw:frame><draw:custom-shape text:anchor-type="paragraph" draw:z-index="4" draw:name="Forma1" draw:style-name="gr1" draw:text-style-name="P3" svg:width="5.16cm" svg:height="0.503cm" svg:x="1.065cm" svg:y="2.549cm"><text:p/><draw:enhanced-geometry svg:viewBox="0 0 21600 21600" draw:type="rectangle" draw:enhanced-path="M 0 0 L 21600 0 21600 21600 0 21600 0 0 Z N"/></draw:custom-shape><draw:line text:anchor-type="paragraph" draw:z-index="6" draw:name="Forma2" draw:style-name="gr3" draw:text-style-name="P4" svg:x1="0.774cm" svg:y1="7.18cm" svg:x2="1.065cm" svg:y2="3.052cm"><text:p/></draw:line></text:p>
      <text:p text:style-name="Standard"><draw:frame draw:style-name="fr3" draw:name="Imagen4" text:anchor-type="paragraph" svg:x="-0.157cm" svg:y="0cm" svg:width="18.11cm" svg:height="3.455cm" draw:z-index="3"><draw:image xlink:href="Pictures/10000201000002FD000000921F884D3194107228.png" xlink:type="simple" xlink:show="embed" xlink:actuate="onLoad" loext:mime-type="image/x-vclgraphic"/></draw:frame><draw:custom-shape text:anchor-type="paragraph" draw:z-index="5" draw:name="Forma1" draw:style-name="gr2" draw:text-style-name="P3" svg:width="6.351cm" svg:height="0.477cm" svg:x="0.774cm" svg:y="2.184cm"><text:p/><draw:enhanced-geometry svg:viewBox="0 0 21600 21600" draw:type="rectangle" draw:enhanced-path="M 0 0 L 21600 0 21600 21600 0 21600 0 0 Z N"/></draw:custom-shape></text:p>
      <text:p text:style-name="Standard"/>
      <text:p text:style-name="Standard"><draw:frame draw:style-name="fr3" draw:name="Imagen5" text:anchor-type="paragraph" svg:x="-0.007cm" svg:y="0cm" svg:width="17.267cm" svg:height="3.055cm" draw:z-index="7"><draw:image xlink:href="Pictures/10000201000002FB000000871D9BC01BEB731A8E.png" xlink:type="simple" xlink:show="embed" xlink:actuate="onLoad" loext:mime-type="image/x-vclgraphic"/></draw:frame></text:p>
      <text:p text:style-name="Standard"/>
      <text:p text:style-name="Standard"><draw:frame draw:style-name="fr3" draw:name="Imagen6" text:anchor-type="paragraph" svg:x="-0.019cm" svg:y="0cm" svg:width="17.357cm" svg:height="3.434cm" draw:z-index="8"><draw:image xlink:href="Pictures/1000020100000291000000826F6C5ECECCFF3565.png" xlink:type="simple" xlink:show="embed" xlink:actuate="onLoad" loext:mime-type="image/x-vclgraphic"/></draw:frame><draw:custom-shape text:anchor-type="paragraph" draw:z-index="9" draw:name="Forma1" draw:style-name="gr4" draw:text-style-name="P3" svg:width="6.589cm" svg:height="0.491cm" svg:x="0.325cm" svg:y="1.752cm"><text:p/><draw:enhanced-geometry svg:viewBox="0 0 21600 21600" draw:type="rectangle" draw:enhanced-path="M 0 0 L 21600 0 21600 21600 0 21600 0 0 Z N"/></draw:custom-shape></text:p>
      <text:p text:style-name="Standard"/>
      <text:p text:style-name="Standard"><draw:frame draw:style-name="fr3" draw:name="Imagen7" text:anchor-type="paragraph" svg:x="-0.005cm" svg:y="0cm" svg:width="17.265cm" svg:height="4.808cm" draw:z-index="10"><draw:image xlink:href="Pictures/10000201000001790000006950781588E31E23A2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3" draw:name="Imagen8" text:anchor-type="paragraph" svg:x="0.074cm" svg:y="0.159cm" svg:width="16.842cm" svg:height="4.043cm" draw:z-index="11"><draw:image xlink:href="Pictures/10000201000001AD000000677C127A07C0BEBA6B.png" xlink:type="simple" xlink:show="embed" xlink:actuate="onLoad" loext:mime-type="image/x-vclgraphic"/></draw:frame><draw:custom-shape text:anchor-type="paragraph" draw:z-index="12" draw:name="Forma1" draw:style-name="gr5" draw:text-style-name="P3" svg:width="12.039cm" svg:height="0.835cm" svg:x="1.859cm" svg:y="1.434cm"><text:p/><draw:enhanced-geometry svg:viewBox="0 0 21600 21600" draw:type="rectangle" draw:enhanced-path="M 0 0 L 21600 0 21600 21600 0 21600 0 0 Z N"/></draw:custom-shap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Fin_20_de_20_línea_20_1" draw:display-name="Fin de línea 1" svg:viewBox="0 0 1013 1130" svg:d="M1009 1050l-449-1008-22-30-29-12-34 12-21 26-449 1012-5 13v8l5 21 12 21 17 13 21 4h903l21-4 21-13 9-21 4-21v-8z"/>
    <draw:marker draw:name="Fin_20_de_20_línea_20_2" draw:display-name="Fin de línea 2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aadd" officeooo:paragraph-rsid="0013aa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ocumentación DEBUG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11:05:10.707045916</meta:creation-date>
    <dc:date>2020-11-30T11:34:20.677753083</dc:date>
    <meta:editing-duration>PT8M49S</meta:editing-duration>
    <meta:editing-cycles>1</meta:editing-cycles>
    <meta:document-statistic meta:table-count="0" meta:image-count="8" meta:object-count="0" meta:page-count="3" meta:paragraph-count="2" meta:word-count="10" meta:character-count="84" meta:non-whitespace-character-count="76"/>
    <meta:generator>LibreOffice/6.0.3.2$Linux_X86_64 LibreOffice_project/00m0$Build-2</meta:generator>
  </office:meta>
</office:document-meta>
</file>